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471f" officeooo:paragraph-rsid="001e471f"/>
    </style:style>
    <style:style style:name="P2" style:family="paragraph" style:parent-style-name="Text_20_body">
      <style:text-properties officeooo:rsid="001faaa6" officeooo:paragraph-rsid="001faaa6"/>
    </style:style>
    <style:style style:name="P3" style:family="paragraph" style:parent-style-name="Text_20_body">
      <style:text-properties officeooo:rsid="0020531b" officeooo:paragraph-rsid="0020531b"/>
    </style:style>
    <style:style style:name="P4" style:family="paragraph" style:parent-style-name="Text_20_body">
      <style:text-properties officeooo:rsid="0020531b" officeooo:paragraph-rsid="0021f83d"/>
    </style:style>
    <style:style style:name="P5" style:family="paragraph" style:parent-style-name="Text_20_body">
      <style:text-properties officeooo:rsid="0022576d" officeooo:paragraph-rsid="0022576d"/>
    </style:style>
    <style:style style:name="P6" style:family="paragraph" style:parent-style-name="Text_20_body">
      <style:text-properties officeooo:paragraph-rsid="0024dd11"/>
    </style:style>
    <style:style style:name="P7" style:family="paragraph" style:parent-style-name="Text_20_body">
      <style:text-properties officeooo:paragraph-rsid="0024f215"/>
    </style:style>
    <style:style style:name="P8" style:family="paragraph" style:parent-style-name="Text_20_body">
      <style:text-properties officeooo:rsid="0025d7b4" officeooo:paragraph-rsid="0025d7b4"/>
    </style:style>
    <style:style style:name="P9" style:family="paragraph" style:parent-style-name="Text_20_body">
      <style:text-properties officeooo:rsid="002622ea" officeooo:paragraph-rsid="002622ea"/>
    </style:style>
    <style:style style:name="P10" style:family="paragraph" style:parent-style-name="Text_20_body">
      <style:text-properties officeooo:rsid="00262689" officeooo:paragraph-rsid="00262689"/>
    </style:style>
    <style:style style:name="P11" style:family="paragraph" style:parent-style-name="Text_20_body">
      <style:text-properties officeooo:paragraph-rsid="00262689"/>
    </style:style>
    <style:style style:name="P12" style:family="paragraph" style:parent-style-name="Text_20_body">
      <style:text-properties officeooo:rsid="0026891b" officeooo:paragraph-rsid="0026891b"/>
    </style:style>
    <style:style style:name="P13" style:family="paragraph" style:parent-style-name="Text_20_body">
      <style:text-properties officeooo:rsid="00283013" officeooo:paragraph-rsid="00283013"/>
    </style:style>
    <style:style style:name="P14" style:family="paragraph" style:parent-style-name="Text_20_body">
      <style:text-properties officeooo:rsid="0029fcf3" officeooo:paragraph-rsid="0029fcf3"/>
    </style:style>
    <style:style style:name="P15" style:family="paragraph" style:parent-style-name="Text_20_body">
      <style:text-properties officeooo:paragraph-rsid="0029fcf3"/>
    </style:style>
    <style:style style:name="P16" style:family="paragraph" style:parent-style-name="Text_20_body">
      <style:text-properties officeooo:rsid="002c2a7e" officeooo:paragraph-rsid="002c2a7e"/>
    </style:style>
    <style:style style:name="P17" style:family="paragraph" style:parent-style-name="Text_20_body">
      <style:text-properties officeooo:rsid="002d5fd6" officeooo:paragraph-rsid="002d5fd6"/>
    </style:style>
    <style:style style:name="P18" style:family="paragraph" style:parent-style-name="Text_20_body">
      <style:text-properties officeooo:rsid="002f4118" officeooo:paragraph-rsid="002f4118"/>
    </style:style>
    <style:style style:name="P19" style:family="paragraph" style:parent-style-name="Title">
      <style:text-properties officeooo:rsid="001e471f" officeooo:paragraph-rsid="001e471f"/>
    </style:style>
    <style:style style:name="P20" style:family="paragraph" style:parent-style-name="Heading_20_1">
      <style:text-properties officeooo:rsid="0025d7b4" officeooo:paragraph-rsid="0025d7b4"/>
    </style:style>
    <style:style style:name="P21" style:family="paragraph" style:parent-style-name="Heading_20_1">
      <style:text-properties officeooo:rsid="00262689" officeooo:paragraph-rsid="00262689"/>
    </style:style>
    <style:style style:name="P22" style:family="paragraph" style:parent-style-name="Heading_20_1">
      <style:text-properties officeooo:rsid="0029fcf3" officeooo:paragraph-rsid="0029fcf3"/>
    </style:style>
    <style:style style:name="T1" style:family="text">
      <style:text-properties officeooo:rsid="0020531b"/>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officeooo:rsid="0021f83d" style:font-style-asian="italic" style:font-style-complex="italic"/>
    </style:style>
    <style:style style:name="T5" style:family="text">
      <style:text-properties style:font-name="Liberation Serif1" fo:font-style="italic" officeooo:rsid="0021f83d" style:font-style-asian="italic" style:font-style-complex="italic"/>
    </style:style>
    <style:style style:name="T6" style:family="text">
      <style:text-properties style:font-name="Liberation Serif1" fo:font-style="italic" officeooo:rsid="0024dd11" style:font-style-asian="italic" style:font-style-complex="italic"/>
    </style:style>
    <style:style style:name="T7" style:family="text">
      <style:text-properties style:font-name="Liberation Serif1" fo:font-style="normal" style:font-style-asian="normal" style:font-style-complex="normal"/>
    </style:style>
    <style:style style:name="T8" style:family="text">
      <style:text-properties style:font-name="Liberation Serif1" fo:font-style="normal" officeooo:rsid="0021f83d" style:font-style-asian="normal" style:font-style-complex="normal"/>
    </style:style>
    <style:style style:name="T9" style:family="text">
      <style:text-properties style:font-name="Liberation Serif1" fo:font-style="normal" officeooo:rsid="0023b5e4" style:font-style-asian="normal" style:font-style-complex="normal"/>
    </style:style>
    <style:style style:name="T10" style:family="text">
      <style:text-properties officeooo:rsid="0024f215"/>
    </style:style>
    <style:style style:name="T11" style:family="text">
      <style:text-properties officeooo:rsid="002622ea"/>
    </style:style>
    <style:style style:name="T12" style:family="text">
      <style:text-properties officeooo:rsid="00262689"/>
    </style:style>
    <style:style style:name="T13" style:family="text">
      <style:text-properties officeooo:rsid="00283013"/>
    </style:style>
    <style:style style:name="T14" style:family="text">
      <style:text-properties officeooo:rsid="0029fcf3"/>
    </style:style>
    <style:style style:name="T15" style:family="text">
      <style:text-properties officeooo:rsid="002b946d"/>
    </style:style>
    <style:style style:name="T16" style:family="text">
      <style:text-properties officeooo:rsid="0031cd8b"/>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t Métaheuristiques</text:p>
      <text:p text:style-name="P1"/>
      <text:p text:style-name="P19">Dalati – Bergerot</text:p>
      <text:p text:style-name="P1"/>
      <text:p text:style-name="P1"/>
      <text:p text:style-name="P1"/>
      <text:p text:style-name="P2">Nous nous intéressons dans ce projet au problème d’affectation de tâches <text:span text:style-name="T1">que nous allons tout d’abord définir :</text:span></text:p>
      <text:p text:style-name="P3"><text:span text:style-name="T2">Données</text:span> : N tâches, K personnes et une matrice <draw:frame draw:style-name="fr1" draw:name="Object1" text:anchor-type="as-char" svg:y="-0.1484in" svg:width="0.311in" svg:height="0.2091in" draw:z-index="0"><draw:object xlink:href="./Object 1" xlink:type="simple" xlink:show="embed" xlink:actuate="onLoad"/><draw:image xlink:href="./ObjectReplacements/Object 1" xlink:type="simple" xlink:show="embed" xlink:actuate="onLoad"/></draw:frame>du temps de la personne i pour effectuer la tâche j.</text:p>
      <text:p text:style-name="P3"><text:span text:style-name="T2">Espace de recherche</text:span> : Tableau d’affectation de chaque tâche à une personne.</text:p>
      <text:p text:style-name="P4"><text:span text:style-name="T2">Objectif</text:span> : Minimiser <text:span text:style-name="T3">objectif</text:span> = <text:span text:style-name="T3">max</text:span><text:span text:style-name="T3"><draw:frame draw:style-name="fr1" draw:name="Object2" text:anchor-type="as-char" svg:y="-0.1701in" svg:width="1.5465in" svg:height="0.2311in" draw:z-index="1"><draw:object xlink:href="./Object 2" xlink:type="simple" xlink:show="embed" xlink:actuate="onLoad"/><draw:image xlink:href="./ObjectReplacements/Object 2" xlink:type="simple" xlink:show="embed" xlink:actuate="onLoad"/></draw:frame></text:span></text:p>
      <text:p text:style-name="P4"><text:span text:style-name="T4"><text:tab/><text:tab/><text:tab/>avec </text:span><text:span text:style-name="T5">δ la fonction qui </text:span><text:span text:style-name="T6">retourne</text:span><text:span text:style-name="T5"> 1 si la tâche j est affectée à la personne i<text:tab/><text:tab/><text:tab/><text:tab/>sinon renvoie 0.</text:span></text:p>
      <text:p text:style-name="P4"><text:span text:style-name="T8"/></text:p>
      <text:p text:style-name="P5"><text:span text:style-name="T8">P</text:span><text:span text:style-name="T7">our traiter ce problème nous avons choisi de nous intéresser aux approches par construction et plus précisemment aux algorithmes Greedy, Profondeur, A* et Branch-</text:span><text:span text:style-name="T9">a</text:span><text:span text:style-name="T7">nd-Bound.</text:span></text:p>
      <text:p text:style-name="P7"><text:span text:style-name="T10">L’approche par construction consiste à partir d’une solution vide et de la construire progressivement : à chaque étape un choix est fait et la solution qui durant l’algorithme est partielle devient au final complète. Ici une solution partielle est une solution dont toutes les tâches ne sont pas affectées alors que dans une solution complète, elles le sont toutes.</text:span></text:p>
      <text:p text:style-name="P9">Cette approche revient donc à parcourir l’arbre des solutions possibles.</text:p>
      <text:p text:style-name="P7"/>
      <text:h text:style-name="Heading_20_1" text:outline-level="1"/>
      <text:p text:style-name="Text_20_body"/>
      <text:p text:style-name="Text_20_body"/>
      <text:p text:style-name="Text_20_body"/>
      <text:p text:style-name="Text_20_body"/>
      <text:p text:style-name="Text_20_body"/>
      <text:h text:style-name="Heading_20_1" text:outline-level="1"><text:soft-page-break/>Algorithme Greedy</text:h>
      <text:p text:style-name="Text_20_body"/>
      <text:p text:style-name="P8">L’approche Greedy consiste, à chaque étape, à choisir la meilleure solution partielle. Les solutions sont évaluées par rapport au temps maximum pour une personne pour effectuer les tâches qui lui sont affectées.</text:p>
      <text:p text:style-name="P8">Greedy parcourt donc les solutions voisines de la solution courante et choisit celle ayant l’évaluation la plus basse, <text:span text:style-name="T12">jusqu’à arriver à une solution complète. L’algorithme se limite donc à une recherche d’un minimum local et donc à l’exploration d’une seule branche de l’arbre des solutions.</text:span></text:p>
      <text:p text:style-name="P6"/>
      <text:p text:style-name="P6"/>
      <text:h text:style-name="P20" text:outline-level="1">Algorithme <text:span text:style-name="T12">de </text:span>parcours en profondeur</text:h>
      <text:p text:style-name="P6"/>
      <text:p text:style-name="P8">L’approche du parcours en profondeur consiste <text:span text:style-name="T11">à effectuer un parcours entier en profondeur de l’arbre des solutions et à récupérer la solution complète ayant l’évaluation la plus basse.</text:span></text:p>
      <text:p text:style-name="P10">L’algorithme ne compare entre elles que les solutions complètes, ce qui permet à la fin du parcours de l’arbre d’être sûr de récupérer la solution complète de plus basse évaluation.</text:p>
      <text:p text:style-name="P10">Le parcours en profondeur visite l’ensemble de l’arbre des solutions et donc est assez coûteux en nombre d’itérations.</text:p>
      <text:p text:style-name="P10"/>
      <text:h text:style-name="P21" text:outline-level="1">Algorithme A*</text:h>
      <text:p text:style-name="P11"/>
      <text:p text:style-name="P12">L’approche A* consiste à favoriser l’e<text:span text:style-name="T13">xploration des solutions les plus prometteuses. La notion de solution prometteuse est établie grâce à une heuristique, cela consiste à regarder dans le futur de la solution et à estimer la meilleure évaluation lorsque cette solution sera complète.</text:span></text:p>
      <text:p text:style-name="P13">L’algorithme va stocker dans une liste triée les solutions voisines de la solution courante, les solutions sont alors triées grâce à la somme de leur évaluation et de la valeur de l’heuristique qui leur est associée et l’algorithme visite donc la solutions ayant la somme la plus basse, donc la plus prometteuse.</text:p>
      <text:p text:style-name="P14">L’heuristique que nous avons utilisé affecte aux tâches encore non affectées la personne ayant le temps de réalisation le plus court.</text:p>
      <text:p text:style-name="P14"/>
      <text:p text:style-name="P14"/>
      <text:p text:style-name="P14"/>
      <text:h text:style-name="P22" text:outline-level="1"><text:soft-page-break/>Algorithme Branch and Bound</text:h>
      <text:p text:style-name="P15"/>
      <text:p text:style-name="P14">L’approche Branch and Bound consiste à parcourir <text:span text:style-name="T15">l’arbre de solution en utilisant le principe de l’algorithme de recherche que l’on souhaite, et d’ajouter à ce parcours (qui est la partie Branch dans le nom) une notion d’évaluation et de comparaison (partie Bound dans le nom) qui permet d’élaguer des solutions qui sont dominées par une précédente solution rencontrée. On utilise des bornes qui nous permettent de savoir à quelle valeur on peut prétendre au minimum parmi les solutions visitées, ce qui nous permet de juger de l’intérêt de visiter une solution.</text:span></text:p>
      <text:p text:style-name="P16">L’estimation de la valeur finale d’une solution partielle est faite grâce à une heuristique : ici nous utilisons une heuristique qui<text:span text:style-name="T14"> affecte aux tâches encore non affectées d’une solution la personne ayant le temps de réalisation le plus court.</text:span></text:p>
      <text:p text:style-name="P17">Nous n’avons pas réussi à adapter le principe d’élagage d’un problème de recherche d’un maximum à notre problème ici qui est un problème de recherche d’un minimum : en effet, plus le nombre de tâches affectées augmente, plus l’évaluation augmente, et donc l’élagage va sauvegarder la valeur la plus petite comme minimum à prétendre, et donc sauvegarder les solutions où l’évaluation est la plus basse, donc celles lorsque peu de tâches sont affectées (une seule dans notre cas). Les solutions qui viendront après, avec plus de tâches affectées, ne seront donc pas visitées puisqu’elle dépassent la valeur prétendue au minimum sauvegardée.</text:p>
      <text:p text:style-name="P18">Pour résoudre ce problème, nous avons donc décidé de sauvegarder comme valeur <text:span text:style-name="T16">garantie</text:span> au minimum la valeur de la solution (son évaluation) sommée avec sa valeur par l’heuristique : dans ce cas, les solutions visitées dont la valeur sommée avec l’heuristique dépasse cette valeur seront élagées, puisque sans intérêt à vis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49:53.640082257</meta:creation-date>
    <dc:date>2018-05-19T17:14:12.632863196</dc:date>
    <meta:editing-duration>PT40M11S</meta:editing-duration>
    <meta:editing-cycles>12</meta:editing-cycles>
    <meta:generator>LibreOffice/5.1.6.2$Linux_X86_64 LibreOffice_project/10m0$Build-2</meta:generator>
    <meta:document-statistic meta:table-count="0" meta:image-count="0" meta:object-count="2" meta:page-count="3" meta:paragraph-count="26" meta:word-count="737" meta:character-count="4650" meta:non-whitespace-character-count="3932"/>
  </office:meta>
</office:document-meta>
</file>

<file path=Object 1/content.xml><?xml version="1.0" encoding="utf-8"?>
<math xmlns="http://www.w3.org/1998/Math/MathML" display="block">
  <semantics>
    <msub>
      <mi>T</mi>
      <mrow>
        <mi>i</mi>
        <mi>,</mi>
        <mi>j</mi>
      </mrow>
    </msub>
    <annotation encoding="StarMath 5.0">T_{i,j}</annotation>
  </semantics>
</math>
</file>

<file path=Object 2/content.xml><?xml version="1.0" encoding="utf-8"?>
<math xmlns="http://www.w3.org/1998/Math/MathML" display="block">
  <semantics>
    <mrow>
      <mrow>
        <mo stretchy="false">∑</mo>
        <msub>
          <mi>T</mi>
          <mrow>
            <mi>i</mi>
            <mi>,</mi>
            <mi>j</mi>
          </mrow>
        </msub>
      </mrow>
      <mn>.</mn>
      <mi mathvariant="normal">δ</mi>
      <mrow>
        <mo fence="true" stretchy="false">(</mo>
        <mrow>
          <mrow>
            <mi>j</mi>
            <mi>,</mi>
            <mi mathvariant="italic">affect</mi>
            <mrow>
              <mo fence="true" stretchy="false">[</mo>
              <mrow>
                <mi>i</mi>
              </mrow>
              <mo fence="true" stretchy="false">]</mo>
            </mrow>
          </mrow>
        </mrow>
        <mo fence="true" stretchy="false">)</mo>
      </mrow>
    </mrow>
    <annotation encoding="StarMath 5.0">sum T_{i,j} . %delta ( j,affect[i] )</annotation>
  </semantics>
</math>
</file>